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6.4236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984in"/>
    </style:style>
    <style:style style:name="Table4.B" style:family="table-column">
      <style:table-column-properties style:column-width="5.4396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padding="0.075in" fo:border-left="0.05pt solid #000000" fo:border-right="none" fo:border-top="0.05pt solid #000000" fo:border-bottom="0.05pt solid #000000" style:writing-mode="lr-tb"/>
    </style:style>
    <style:style style:name="Table4.B1" style:family="table-cell">
      <style:table-cell-properties style:vertical-align="middle" fo:background-color="transparent" fo:padding="0.075in" fo:border="0.0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B2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B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4.4" style:family="table-row">
      <style:table-row-properties fo:keep-together="auto"/>
    </style:style>
    <style:style style:name="Table4.A4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B4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4.5" style:family="table-row">
      <style:table-row-properties fo:keep-together="auto"/>
    </style:style>
    <style:style style:name="Table4.A5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B5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1" style:family="table">
      <style:table-properties style:width="6.4271in" fo:margin-left="0.25in" table:align="left" style:writing-mode="lr-tb"/>
    </style:style>
    <style:style style:name="Table1.A" style:family="table-column">
      <style:table-column-properties style:column-width="5.7597in"/>
    </style:style>
    <style:style style:name="Table1.B" style:family="table-column">
      <style:table-column-properties style:column-width="0.6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75in" fo:border="none" style:writing-mode="lr-tb"/>
    </style:style>
    <style:style style:name="Table1.B1" style:family="table-cell">
      <style:table-cell-properties style:vertical-align="middle" fo:padding="0.075in" fo:border="0.05pt solid #000000" style:writing-mode="lr-tb"/>
    </style:style>
    <style:style style:name="Table1.3" style:family="table-row">
      <style:table-row-properties style:min-row-height="0.3063in" fo:keep-together="auto"/>
    </style:style>
    <style:style style:name="Table1.B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4271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5368in"/>
    </style:style>
    <style:style style:name="Table2.B" style:family="table-column">
      <style:table-column-properties style:column-width="4.3069in"/>
    </style:style>
    <style:style style:name="Table2.C" style:family="table-column">
      <style:table-column-properties style:column-width="1.5833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padding="0.075in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C1" style:family="table-cell">
      <style:table-cell-properties style:vertical-align="middle" fo:padding="0.075in" fo:border="0.0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B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C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B4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C4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6.4271in" fo:margin-left="0.25in" table:align="left" style:writing-mode="lr-tb"/>
    </style:style>
    <style:style style:name="Table3.A" style:family="table-column">
      <style:table-column-properties style:column-width="5.7597in"/>
    </style:style>
    <style:style style:name="Table3.B" style:family="table-column">
      <style:table-column-properties style:column-width="0.667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75in" fo:border="none" style:writing-mode="lr-tb"/>
    </style:style>
    <style:style style:name="Table3.B1" style:family="table-cell">
      <style:table-cell-properties style:vertical-align="middle" fo:padding="0.075in" fo:border="0.05pt solid #000000" style:writing-mode="lr-tb"/>
    </style:style>
    <style:style style:name="Table3.3" style:family="table-row">
      <style:table-row-properties style:min-row-height="0.3063in" fo:keep-together="auto"/>
    </style:style>
    <style:style style:name="Table3.B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Normal_20__28_Web_29_">
      <style:paragraph-properties fo:margin-top="0in" fo:margin-bottom="0in" style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1" style:font-size-complex="12pt" style:font-weight-complex="bold"/>
    </style:style>
    <style:style style:name="P5" style:family="paragraph" style:parent-style-name="Table"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">
      <style:paragraph-properties fo:line-height="100%"/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">
      <style:paragraph-properties fo:line-height="100%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" style:family="paragraph" style:parent-style-name="Table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">
      <style:paragraph-properties text:number-lines="false" text:line-number="0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text:number-lines="false" text:line-number="0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Normal_20__28_Web_29_">
      <style:paragraph-properties fo:margin-top="0.2in" fo:margin-bottom="0.1in" style:contextual-spacing="false" fo:line-height="100%">
        <style:tab-stops/>
      </style:paragraph-properties>
      <style:text-properties style:use-window-font-color="true" style:font-name="Arial" fo:font-size="12pt" fo:font-style="normal" fo:font-weight="normal" officeooo:paragraph-rsid="0023137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Normal_20__28_Web_29_">
      <style:paragraph-properties fo:margin-left="0.4516in" fo:margin-right="0in" fo:margin-top="0.2in" fo:margin-bottom="0.1in" style:contextual-spacing="false" fo:line-height="100%" fo:text-indent="0in" style:auto-text-indent="false">
        <style:tab-stops/>
      </style:paragraph-properties>
      <style:text-properties style:use-window-font-color="true" style:font-name="Arial" fo:font-size="12pt" fo:font-style="normal" fo:font-weight="normal" officeooo:paragraph-rsid="0019ccf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line-height="150%">
        <style:tab-stops>
          <style:tab-stop style:position="0.4791in"/>
        </style:tab-stops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line-height="100%">
        <style:tab-stops>
          <style:tab-stop style:position="0.4791in"/>
        </style:tab-stops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margin-top="0.2in" fo:margin-bottom="0.1in" style:contextual-spacing="false" fo:text-align="start" style:justify-single-word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top="0.2in" fo:margin-bottom="0.1in" style:contextual-spacing="false" fo:line-height="100%" fo:text-align="start" style:justify-single-word="false">
        <style:tab-stops/>
      </style:paragraph-properties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language="lv" fo:country="LV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language="lv" fo:country="LV" fo:font-style="normal" fo:font-weight="normal" officeooo:paragraph-rsid="001fd7a7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language="en" fo:country="none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top="0in" fo:margin-bottom="0in" style:contextual-spacing="false" fo:line-height="150%">
        <style:tab-stops/>
      </style:paragraph-properties>
    </style:style>
    <style:style style:name="P22" style:family="paragraph" style:parent-style-name="Text_20_body">
      <style:paragraph-properties fo:margin-top="0in" fo:margin-bottom="0in" style:contextual-spacing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3" style:family="paragraph" style:parent-style-name="Normal_20__28_Web_29_">
      <style:paragraph-properties fo:margin-top="0in" fo:margin-bottom="0in" style:contextual-spacing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4" style:family="paragraph" style:parent-style-name="Normal_20__28_Web_29_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5" style:family="paragraph" style:parent-style-name="Normal_20__28_Web_29_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font-style="normal" fo:font-weight="normal" officeooo:rsid="0017ee79" officeooo:paragraph-rsid="0017ee79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6" style:family="paragraph" style:parent-style-name="Normal_20__28_Web_29_">
      <style:paragraph-properties fo:margin-top="0in" fo:margin-bottom="0in" style:contextual-spacing="false"/>
      <style:text-properties style:use-window-font-color="true" style:font-name="Arial" fo:font-size="12pt" fo:font-style="normal" fo:font-weight="normal" officeooo:paragraph-rsid="0023137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7" style:family="paragraph" style:parent-style-name="Normal_20__28_Web_29_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8" style:family="paragraph" style:parent-style-name="Normal_20__28_Web_29_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language="lv" fo:country="LV" fo:font-style="normal" fo:font-weight="normal" officeooo:rsid="001cfbf7" officeooo:paragraph-rsid="001cfbf7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9" style:family="paragraph" style:parent-style-name="Normal_20__28_Web_29_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language="lv" fo:country="LV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0" style:family="paragraph" style:parent-style-name="Normal_20__28_Web_29_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language="lv" fo:country="LV" fo:font-style="normal" fo:font-weight="normal" officeooo:rsid="001daa34" officeooo:paragraph-rsid="001daa34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1" style:family="paragraph" style:parent-style-name="Normal_20__28_Web_29_" style:list-style-name="L1">
      <style:paragraph-properties fo:margin-top="0.2in" fo:margin-bottom="0.1in" style:contextual-spacing="false" fo:text-align="start" style:justify-single-word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2" style:family="paragraph" style:parent-style-name="Normal_20__28_Web_29_" style:list-style-name="L1">
      <style:paragraph-properties fo:margin-top="0.2in" fo:margin-bottom="0.1in" style:contextual-spacing="false" fo:text-align="start" style:justify-single-word="false"/>
      <style:text-properties style:use-window-font-color="true" style:font-name="Arial" fo:font-size="12pt" fo:font-style="normal" fo:font-weight="normal" officeooo:paragraph-rsid="001fd7a7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3" style:family="paragraph" style:parent-style-name="Normal_20__28_Web_29_">
      <style:paragraph-properties fo:margin-top="0.2in" fo:margin-bottom="0.1in" style:contextual-spacing="false"/>
      <style:text-properties style:font-name="Arial" officeooo:paragraph-rsid="00231370" style:font-name-asian="Arial" style:font-name-complex="Arial"/>
    </style:style>
    <style:style style:name="P34" style:family="paragraph" style:parent-style-name="Normal_20__28_Web_29_" style:list-style-name="L1">
      <style:paragraph-properties fo:margin-top="0.2in" fo:margin-bottom="0.1in" style:contextual-spacing="false"/>
      <style:text-properties officeooo:paragraph-rsid="00231370"/>
    </style:style>
    <style:style style:name="P35" style:family="paragraph" style:parent-style-name="Table" style:list-style-name="L1">
      <style:paragraph-properties fo:line-height="150%">
        <style:tab-stops>
          <style:tab-stop style:position="0.4791in"/>
        </style:tab-stops>
      </style:paragraph-properties>
      <style:text-properties style:font-name="Arial"/>
    </style:style>
    <style:style style:name="P36" style:family="paragraph" style:parent-style-name="Table" style:list-style-name="L1">
      <style:paragraph-properties fo:line-height="100%">
        <style:tab-stops>
          <style:tab-stop style:position="0.4791in"/>
        </style:tab-stops>
      </style:paragraph-properties>
      <style:text-properties officeooo:paragraph-rsid="0022abe9"/>
    </style:style>
    <style:style style:name="P37" style:family="paragraph" style:parent-style-name="Table" style:list-style-name="L1">
      <style:paragraph-properties fo:margin-top="0in" fo:margin-bottom="0in" style:contextual-spacing="false" fo:line-height="150%">
        <style:tab-stops/>
      </style:paragraph-properties>
    </style:style>
    <style:style style:name="P38" style:family="paragraph" style:parent-style-name="Table" style:list-style-name="L1">
      <style:paragraph-properties fo:margin-top="0in" fo:margin-bottom="0in" style:contextual-spacing="false" fo:line-height="150%">
        <style:tab-stops/>
      </style:paragraph-properties>
      <style:text-properties officeooo:paragraph-rsid="0022abe9"/>
    </style:style>
    <style:style style:name="T1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" fo:font-size="12pt" fo:font-style="normal" fo:font-weight="normal" officeooo:rsid="0019ccf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use-window-font-color="true" style:font-name="Arial" fo:font-size="12pt" fo:font-style="normal" fo:font-weight="normal" officeooo:rsid="0023137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style:use-window-font-color="true" style:font-name="Arial" fo:font-size="12pt" fo:language="lv" fo:country="LV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style:use-window-font-color="true" style:font-name="Arial" fo:font-size="12pt" fo:language="lv" fo:country="LV" fo:font-style="normal" fo:font-weight="normal" officeooo:rsid="0019ccf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style:use-window-font-color="true" style:font-name="Arial" fo:font-size="12pt" fo:language="lv" fo:country="LV" fo:font-style="normal" fo:font-weight="normal" officeooo:rsid="001fd7a7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style:use-window-font-color="true" style:font-name="Arial" fo:font-size="12pt" fo:language="lv" fo:country="LV" fo:font-style="normal" fo:font-weight="normal" officeooo:rsid="0022abe9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language="lv" fo:country="LV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language="lv" fo:country="LV" fo:font-style="normal" fo:font-weight="normal" officeooo:rsid="0023137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style:font-name="Arial" fo:language="lv" fo:country="LV"/>
    </style:style>
    <style:style style:name="T14" style:family="text">
      <style:text-properties style:font-name="Arial" fo:language="lv" fo:country="LV" style:font-name-asian="Arial" style:font-name-complex="Arial"/>
    </style:style>
    <style:style style:name="T15" style:family="text">
      <style:text-properties style:font-name="Arial" fo:language="lv" fo:country="LV" officeooo:rsid="00231370" style:font-name-asian="Arial" style:font-name-complex="Arial"/>
    </style:style>
    <style:style style:name="T16" style:family="text">
      <style:text-properties style:font-name="Arial" fo:language="lv" fo:country="LV" officeooo:rsid="00231370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01633b7"/>
    </style:style>
    <style:style style:name="T19" style:family="text">
      <style:text-properties officeooo:rsid="0017ee79"/>
    </style:style>
    <style:style style:name="T20" style:family="text">
      <style:text-properties fo:language="lv" fo:country="LV"/>
    </style:style>
    <style:style style:name="T21" style:family="text">
      <style:text-properties fo:language="lv" fo:country="LV" officeooo:rsid="0017ee79"/>
    </style:style>
    <style:style style:name="T22" style:family="text">
      <style:text-properties fo:language="lv" fo:country="LV" fo:font-style="normal" style:font-style-asian="normal" style:font-name-complex="Arial" style:font-style-complex="normal"/>
    </style:style>
    <style:style style:name="T23" style:family="text">
      <style:text-properties fo:language="lv" fo:country="LV" fo:font-style="normal" officeooo:rsid="0019ccf0" style:font-style-asian="normal" style:font-name-complex="Arial" style:font-style-complex="normal"/>
    </style:style>
    <style:style style:name="T24" style:family="text">
      <style:text-properties fo:language="lv" fo:country="LV" fo:font-style="normal" officeooo:rsid="001fd7a7" style:font-style-asian="normal" style:font-name-complex="Arial" style:font-style-complex="normal"/>
    </style:style>
    <style:style style:name="T25" style:family="text">
      <style:text-properties fo:language="lv" fo:country="LV" fo:font-style="normal" officeooo:rsid="0006b0d7" style:font-style-asian="normal" style:font-name-complex="Arial" style:font-style-complex="normal"/>
    </style:style>
    <style:style style:name="T26" style:family="text">
      <style:text-properties fo:language="lv" fo:country="LV" fo:font-style="normal" officeooo:rsid="000cbfc8" style:font-style-asian="normal" style:font-name-complex="Arial" style:font-style-complex="normal"/>
    </style:style>
    <style:style style:name="T27" style:family="text">
      <style:text-properties fo:language="lv" fo:country="LV" officeooo:rsid="00072241"/>
    </style:style>
    <style:style style:name="T28" style:family="text">
      <style:text-properties fo:language="lv" fo:country="LV" officeooo:rsid="0019ccf0"/>
    </style:style>
    <style:style style:name="T29" style:family="text">
      <style:text-properties fo:language="lv" fo:country="LV" officeooo:rsid="001b64d7"/>
    </style:style>
    <style:style style:name="T30" style:family="text">
      <style:text-properties fo:language="lv" fo:country="LV" officeooo:rsid="001cfbf7"/>
    </style:style>
    <style:style style:name="T31" style:family="text">
      <style:text-properties fo:language="lv" fo:country="LV" fo:font-style="italic" style:font-style-asian="italic" style:font-style-complex="italic"/>
    </style:style>
    <style:style style:name="T32" style:family="text">
      <style:text-properties fo:language="lv" fo:country="LV" fo:font-style="italic" officeooo:rsid="001cfbf7" style:font-style-asian="italic" style:font-style-complex="italic"/>
    </style:style>
    <style:style style:name="T33" style:family="text">
      <style:text-properties fo:language="lv" fo:country="LV" officeooo:rsid="001fd7a7"/>
    </style:style>
    <style:style style:name="T34" style:family="text">
      <style:text-properties fo:language="lv" fo:country="LV" officeooo:rsid="00211a56"/>
    </style:style>
    <style:style style:name="T35" style:family="text">
      <style:text-properties fo:language="lv" fo:country="LV" officeooo:rsid="0022abe9"/>
    </style:style>
    <style:style style:name="T36" style:family="text">
      <style:text-properties fo:language="lv" fo:country="LV" officeooo:rsid="00250bf6"/>
    </style:style>
    <style:style style:name="T37" style:family="text">
      <style:text-properties fo:font-style="normal" style:font-style-asian="normal" style:font-name-complex="Arial" style:font-style-complex="normal"/>
    </style:style>
    <style:style style:name="T38" style:family="text">
      <style:text-properties officeooo:rsid="001cfbf7"/>
    </style:style>
    <style:style style:name="T39" style:family="text">
      <style:text-properties officeooo:rsid="001fd7a7"/>
    </style:style>
    <style:style style:name="T40" style:family="text">
      <style:text-properties officeooo:rsid="00250b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8.<text:span text:style-name="T19">Tests</text:span></text:p>
      <text:list xml:id="list5728889012536066381" text:style-name="L1">
        <text:list-item>
          <text:p text:style-name="P15"><text:bookmark text:name="result_box4"/><text:span text:style-name="T20">Kādas metodes ievieš sav</text:span><text:span text:style-name="T21">u</text:span><text:span text:style-name="T20">s tipa parametrus?</text:span> </text:p>
        </text:list-item>
      </text:list>
      <text:p text:style-name="P24"><text:tab/><text:span text:style-name="T40">a. </text:span>Synchronized</text:p>
      <text:p text:style-name="P24"><text:span text:style-name="T40"><text:tab/>b. </text:span>Generic<text:span text:style-name="T18">s</text:span></text:p>
      <text:p text:style-name="P24"><text:span text:style-name="T40"><text:tab/>c. </text:span>Type</text:p>
      <text:p text:style-name="P24"><text:span text:style-name="T40"><text:tab/>d. </text:span>Parameter</text:p>
      <text:list xml:id="list103910057759665" text:continue-numbering="true" text:style-name="L1">
        <text:list-item>
          <text:p text:style-name="P31">Generics <text:span text:style-name="T19">ieguvums ir</text:span>:</text:p>
        </text:list-item>
      </text:list>
      <text:p text:style-name="P17"><text:bookmark text:name="result_box5"/><text:span text:style-name="T36"><text:tab/>a. </text:span><text:span text:style-name="T20">Stingrāk</text:span><text:span text:style-name="T21">a</text:span><text:span text:style-name="T20"> tip</text:span><text:span text:style-name="T21">u</text:span><text:span text:style-name="T20"> pārbaude kompil</text:span><text:span text:style-name="T21">ācij</text:span><text:span text:style-name="T20">as laikā.</text:span> </text:p>
      <text:p text:style-name="P25"><text:span text:style-name="T40"><text:tab/>b. </text:span>Tipu piemērošanas atcelšana</text:p>
      <text:p text:style-name="P17"><text:span text:style-name="T36"><text:tab/>c. </text:span><text:span text:style-name="T21">D</text:span><text:span text:style-name="T20">ot programmētāji</text:span><text:span text:style-name="T21">em iespēju implementēt </text:span>generic algoritm<text:span text:style-name="T19">u</text:span>s.</text:p>
      <text:p text:style-name="P18"><text:bookmark text:name="result_box7"/><text:span text:style-name="T40"><text:tab/>d. </text:span>Viss iepriekš minētais</text:p>
      <text:list xml:id="list103909410174307" text:continue-numbering="true" text:style-name="L1">
        <text:list-item>
          <text:p text:style-name="P16"><text:span text:style-name="Emphasis"><text:span text:style-name="T23">Izmantojot</text:span></text:span><text:span text:style-name="Emphasis"><text:span text:style-name="T22"> liel</text:span></text:span><text:span text:style-name="Emphasis"><text:span text:style-name="T23">os</text:span></text:span><text:span text:style-name="Emphasis"><text:span text:style-name="T22"> burt</text:span></text:span><text:span text:style-name="Emphasis"><text:span text:style-name="T23">us, norādi tipa parametru </text:span></text:span><text:span text:style-name="Emphasis"><text:span text:style-name="T24">nosaukumus</text:span></text:span><text:span text:style-name="Emphasis"><text:span text:style-name="T37">.</text:span></text:span>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5" text:outline-level="1"/>
          </table:table-cell>
          <table:table-cell table:style-name="Table4.B1" office:value-type="string">
            <text:h text:style-name="P9" text:outline-level="1">Key</text:h>
          </table:table-cell>
        </table:table-row>
        <table:table-row table:style-name="Table4.2">
          <table:table-cell table:style-name="Table4.A2" office:value-type="string">
            <text:h text:style-name="P5" text:outline-level="1"/>
          </table:table-cell>
          <table:table-cell table:style-name="Table4.B2" office:value-type="string">
            <text:h text:style-name="P8" text:outline-level="1">Element (used extensively by the Java Collections Framework)</text:h>
          </table:table-cell>
        </table:table-row>
        <table:table-row table:style-name="Table4.3">
          <table:table-cell table:style-name="Table4.A4" office:value-type="string">
            <text:h text:style-name="P5" text:outline-level="1"/>
          </table:table-cell>
          <table:table-cell table:style-name="Table4.B3" office:value-type="string">
            <text:h text:style-name="P5" text:outline-level="1">Type</text:h>
          </table:table-cell>
        </table:table-row>
        <table:table-row table:style-name="Table4.4">
          <table:table-cell table:style-name="Table4.A4" office:value-type="string">
            <text:h text:style-name="P5" text:outline-level="1"/>
          </table:table-cell>
          <table:table-cell table:style-name="Table4.B4" office:value-type="string">
            <text:h text:style-name="P5" text:outline-level="1">Number</text:h>
          </table:table-cell>
        </table:table-row>
        <table:table-row table:style-name="Table4.5">
          <table:table-cell table:style-name="Table4.A5" office:value-type="string">
            <text:h text:style-name="P5" text:outline-level="1"/>
          </table:table-cell>
          <table:table-cell table:style-name="Table4.B5" office:value-type="string">
            <text:h text:style-name="P5" text:outline-level="1">Value</text:h>
          </table:table-cell>
        </table:table-row>
      </table:table>
      <text:p text:style-name="P12"><text:span text:style-name="T20">Kurš no šiem apgalvojumiem ir patiess/</text:span><text:span text:style-name="T27">nepatiess</text:span><text:span text:style-name="T20">:</text:span> <text:tab/><text:tab/><text:tab/><text:tab/> <text:s text:c="6"/>T/F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03909569166237" text:continue-numbering="true" text:style-name="L1">
              <text:list-item>
                <text:p text:style-name="P21"><text:bookmark text:name="result_box9"/><text:span text:style-name="Emphasis"><text:span text:style-name="T4">Jūs varat izveidot </text:span></text:span><text:span text:style-name="Emphasis"><text:span text:style-name="T6">parametrizēta tipa</text:span></text:span><text:span text:style-name="Emphasis"><text:span text:style-name="T1"> </text:span></text:span><text:span text:style-name="Emphasis"><text:span text:style-name="T2">objektus</text:span></text:span></text:p>
              </text:list-item>
            </text:list>
          </table:table-cell>
          <table:table-cell table:style-name="Table1.B1" office:value-type="string">
            <text:h text:style-name="P6" text:outline-level="1"/>
          </table:table-cell>
        </table:table-row>
        <table:table-row table:style-name="Table1.1">
          <table:table-cell table:style-name="Table1.A1" office:value-type="string">
            <text:list xml:id="list103910635510426" text:continue-numbering="true" text:style-name="L1">
              <text:list-item>
                <text:h text:style-name="P37" text:outline-level="1"><text:span text:style-name="Emphasis"><text:span text:style-name="T2">J</text:span></text:span><text:span text:style-name="Emphasis"><text:span text:style-name="T5">ūs varat izveidot parametrizēta tipa masīvus</text:span></text:span></text:h>
              </text:list-item>
            </text:list>
          </table:table-cell>
          <table:table-cell table:style-name="Table1.B1" office:value-type="string">
            <text:h text:style-name="P7" text:outline-level="1"/>
          </table:table-cell>
        </table:table-row>
        <table:table-row table:style-name="Table1.3">
          <table:table-cell table:style-name="Table1.A1" office:value-type="string">
            <text:list xml:id="list103910294662830" text:continue-numbering="true" text:style-name="L1">
              <text:list-item>
                <text:p text:style-name="P13"><text:bookmark text:name="result_box10"/><text:span text:style-name="T20">Jūs nevarat </text:span><text:span text:style-name="T30">ve</text:span><text:span text:style-name="T20">idot </text:span><text:span text:style-name="T28">parametrizēta tipa izņēmuma objektu apstrādi</text:span></text:p>
              </text:list-item>
            </text:list>
          </table:table-cell>
          <table:table-cell table:style-name="Table1.B3" office:value-type="string">
            <text:h text:style-name="P7" text:outline-level="1"/>
          </table:table-cell>
        </table:table-row>
        <table:table-row table:style-name="Table1.3">
          <table:table-cell table:style-name="Table1.A1" office:value-type="string">
            <text:list xml:id="list103910674938568" text:continue-numbering="true" text:style-name="L1">
              <text:list-item>
                <text:p text:style-name="P14"><text:bookmark text:name="result_box11"/><text:span text:style-name="T29">T</text:span><text:span text:style-name="T20">ipu parametru</text:span><text:span text:style-name="T29">s</text:span><text:span text:style-name="T20"> K un V </text:span><text:span text:style-name="T29">jūs varat aizstāt tikai ar kādu objekta tipu</text:span> </text:p>
              </text:list-item>
            </text:list>
          </table:table-cell>
          <table:table-cell table:style-name="Table1.B3" office:value-type="string">
            <text:h text:style-name="P7" text:outline-level="1"/>
          </table:table-cell>
        </table:table-row>
      </table:table>
      <text:list xml:id="list103911391246345" text:continue-numbering="true" text:style-name="L1">
        <text:list-item>
          <text:p text:style-name="P15"><text:span text:style-name="T32">G</text:span><text:span text:style-name="T31">eneric</text:span><text:span text:style-name="T20"> kod</text:span><text:span text:style-name="T30">ā</text:span><text:span text:style-name="T20">, jautājuma zīme (?) </text:span><text:span text:style-name="T30">izsauc:</text:span></text:p>
        </text:list-item>
      </text:list>
      <text:p text:style-name="P27"><text:span text:style-name="T40"><text:tab/>a. </text:span>wildcard</text:p>
      <text:p text:style-name="P27"><text:span text:style-name="T40"><text:tab/>b. </text:span>watermark</text:p>
      <text:p text:style-name="P27"><text:span text:style-name="T40"><text:tab/>c. </text:span>question mark</text:p>
      <text:p text:style-name="P27"><text:span text:style-name="T40"><text:tab/>d. </text:span>wildquest</text:p>
      <text:list xml:id="list103910953824680" text:continue-numbering="true" text:style-name="L1">
        <text:list-item>
          <text:p text:style-name="P15"><text:bookmark text:name="result_box13"/><text:span text:style-name="T20">Īpaš</text:span><text:span text:style-name="T30">s</text:span><text:span text:style-name="T20"> datu tips, kas ļauj mainīg</text:span><text:span text:style-name="T30">ajam</text:span><text:span text:style-name="T20"> </text:span><text:span text:style-name="T30">uzstādīt</text:span><text:span text:style-name="T20"> virkni iepriekš </text:span><text:span text:style-name="T30">definētas </text:span><text:span text:style-name="T20">konstantes:</text:span></text:p>
        </text:list-item>
      </text:list>
      <text:p text:style-name="P27"><text:span text:style-name="T40"><text:tab/>a. </text:span>primitive</text:p>
      <text:p text:style-name="P27"><text:span text:style-name="T40"><text:tab/>b. </text:span>byte</text:p>
      <text:p text:style-name="P27"><text:span text:style-name="T40"><text:tab/>c. </text:span>enum</text:p>
      <text:p text:style-name="P27"><text:span text:style-name="T40"><text:tab/>d. </text:span>generic</text:p>
      <text:list xml:id="list103909668516231" text:continue-numbering="true" text:style-name="L1">
        <text:list-item>
          <text:p text:style-name="P31"><text:soft-page-break/><text:s/><text:span text:style-name="T30">Vai iespējams izsaukt </text:span><text:span text:style-name="T31">enum</text:span><text:span text:style-name="T20"> </text:span><text:span text:style-name="T30">konstruktoru</text:span>?</text:p>
        </text:list-item>
      </text:list>
      <text:p text:style-name="P28"><text:span text:style-name="T40"><text:tab/>a. </text:span>Jā</text:p>
      <text:p text:style-name="P29"><text:span text:style-name="T40"><text:tab/>b. </text:span>N<text:span text:style-name="T38">ē</text:span></text:p>
      <text:p text:style-name="P30"><text:span text:style-name="T40"><text:tab/>c. </text:span>Tas ir atkarīgs</text:p>
      <text:list xml:id="list103909985966881" text:continue-numbering="true" text:style-name="L1">
        <text:list-item>
          <text:p text:style-name="P15"><text:bookmark text:name="result_box14"/><text:span text:style-name="T31">UML</text:span><text:span text:style-name="T20"> nozīmē:</text:span> </text:p>
        </text:list-item>
      </text:list>
      <text:p text:style-name="P27"><text:tab/><text:span text:style-name="T40">a. </text:span>Unified Markup Language</text:p>
      <text:p text:style-name="P27"><text:tab/><text:span text:style-name="T40">b. </text:span>United Model Language</text:p>
      <text:p text:style-name="P27"><text:tab/><text:span text:style-name="T40">c. </text:span>Unified Modeling Language</text:p>
      <text:p text:style-name="P27"><text:tab/><text:span text:style-name="T40">d. </text:span>Updated Markup Language</text:p>
      <text:list xml:id="list103910784634430" text:continue-numbering="true" text:style-name="L1">
        <text:list-item>
          <text:p text:style-name="P31"><text:s/><text:span text:style-name="T39">Kādas ir </text:span>UML <text:span text:style-name="T39">priekšrocības</text:span>? </text:p>
        </text:list-item>
      </text:list>
      <text:p text:style-name="P20"><text:span text:style-name="T33"><text:tab/></text:span><text:span text:style-name="T36">a. </text:span><text:span text:style-name="T33">V</text:span><text:span text:style-name="T20">izuālais </text:span><text:span text:style-name="T33">at</text:span><text:span text:style-name="T20">tēl</text:span><text:span text:style-name="T33">ojum</text:span><text:span text:style-name="T20">s ir labāk saprotams </text:span><text:span text:style-name="T33">nekā </text:span><text:span text:style-name="T20">tekst</text:span><text:span text:style-name="T33">s</text:span> </text:p>
      <text:p text:style-name="P20"><text:bookmark text:name="result_box"/><text:span text:style-name="T33"><text:tab/></text:span><text:span text:style-name="T36">b. </text:span><text:span text:style-name="T33">At</text:span><text:span text:style-name="T20">vieg</text:span><text:span text:style-name="T33">lo</text:span><text:span text:style-name="T20"> </text:span><text:span text:style-name="T33">komunikāciju</text:span><text:span text:style-name="T20"> starp programmētāju un programmatūras arhitektiem</text:span></text:p>
      <text:p text:style-name="P20"><text:bookmark text:name="result_box16"/><text:span text:style-name="T20"><text:tab/></text:span><text:span text:style-name="T36">c. </text:span><text:span text:style-name="T20">UML ir </text:span><text:span text:style-name="T33">ne</text:span><text:span text:style-name="T20">atkarīg</text:span><text:span text:style-name="T33">s</text:span><text:span text:style-name="T20"> no </text:span><text:span text:style-name="T33">programmēšanas </text:span><text:span text:style-name="T20">valodas </text:span><text:span text:style-name="T33">un</text:span><text:span text:style-name="T20"> tehnoloģij</text:span><text:span text:style-name="T33">ām</text:span> </text:p>
      <text:p text:style-name="P19"><text:tab/><text:span text:style-name="T40">d. </text:span>Viss iepriekš minētais</text:p>
      <text:list xml:id="list103910960029109" text:continue-numbering="true" text:style-name="L1">
        <text:list-item>
          <text:p text:style-name="P32"><text:span text:style-name="T8"><text:s/></text:span><text:span text:style-name="Emphasis"><text:span text:style-name="T25">Salīdzini</text:span></text:span><text:span text:style-name="Emphasis"><text:span text:style-name="T22"> aprakstus sarakst</text:span></text:span><text:span text:style-name="Emphasis"><text:span text:style-name="T25">ā</text:span></text:span><text:span text:style-name="Emphasis"><text:span text:style-name="T22"> pa kreisi, </text:span></text:span><text:span text:style-name="Emphasis"><text:span text:style-name="T25">tu</text:span></text:span><text:span text:style-name="Emphasis"><text:span text:style-name="T26">kša</text:span></text:span><text:span text:style-name="Emphasis"><text:span text:style-name="T25">jā kolonā norādot</text:span></text:span><text:span text:style-name="Emphasis"><text:span text:style-name="T22"> pareizo koncepciju no saraksta labajā pusē.</text:span></text:span><text:span text:style-name="Emphasis"><text:span text:style-name="T37"> </text:span>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5" text:outline-level="1"/>
          </table:table-cell>
          <table:table-cell table:style-name="Table2.B1" office:value-type="string">
            <text:p text:style-name="P10"><text:bookmark text:name="result_box17"/><text:span text:style-name="T20">Apraksta sistēmas struktūru, </text:span><text:span text:style-name="T34">atspoguļojot</text:span><text:span text:style-name="T20"> sistēmas klases, t</text:span><text:span text:style-name="T34">ās</text:span><text:span text:style-name="T20"> </text:span><text:span text:style-name="T34">īpašīb</text:span><text:span text:style-name="T20">, un attiecības starp klasēm.</text:span></text:p>
          </table:table-cell>
          <table:table-cell table:style-name="Table2.C1" office:value-type="string">
            <text:h text:style-name="P5" text:outline-level="1"><text:span text:style-name="T40">a.</text:span> Sequence Diagram</text:h>
          </table:table-cell>
        </table:table-row>
        <table:table-row table:style-name="Table2.2">
          <table:table-cell table:style-name="Table2.A2" office:value-type="string">
            <text:h text:style-name="P5" text:outline-level="1"/>
          </table:table-cell>
          <table:table-cell table:style-name="Table2.B2" office:value-type="string">
            <text:p text:style-name="P2"><text:bookmark text:name="result_box18"/><text:span text:style-name="T20">Apraksta </text:span><text:span text:style-name="T34">sistēmas stāvokli</text:span><text:span text:style-name="T20"> un pārej</text:span><text:span text:style-name="T34">as</text:span><text:span text:style-name="T20"> no </text:span><text:span text:style-name="T34">viena stāvokļa uz otru.</text:span></text:p>
          </table:table-cell>
          <table:table-cell table:style-name="Table2.C2" office:value-type="string">
            <text:h text:style-name="P5" text:outline-level="1"><text:span text:style-name="T40">b.</text:span> Use Case Diagram</text:h>
          </table:table-cell>
        </table:table-row>
        <table:table-row table:style-name="Table2.3">
          <table:table-cell table:style-name="Table2.A3" office:value-type="string">
            <text:h text:style-name="P5" text:outline-level="1"/>
          </table:table-cell>
          <table:table-cell table:style-name="Table2.B3" office:value-type="string">
            <text:p text:style-name="P3"><text:span text:style-name="T34">Apraksta secīgi</text:span><text:span text:style-name="T20">, kā objekti komunic</text:span><text:span text:style-name="T34">ē</text:span><text:span text:style-name="T20"> </text:span><text:span text:style-name="T34">viens </text:span><text:span text:style-name="T20">ar otru </text:span><text:span text:style-name="T34">ar</text:span><text:span text:style-name="T20"> </text:span><text:span text:style-name="T34">starp-ziņojumiem</text:span> </text:p>
          </table:table-cell>
          <table:table-cell table:style-name="Table2.C3" office:value-type="string">
            <text:h text:style-name="P5" text:outline-level="1"><text:span text:style-name="T40">c</text:span>. Class Diagram</text:h>
          </table:table-cell>
        </table:table-row>
        <table:table-row table:style-name="Table2.4">
          <table:table-cell table:style-name="Table2.A4" office:value-type="string">
            <text:h text:style-name="P5" text:outline-level="1"/>
          </table:table-cell>
          <table:table-cell table:style-name="Table2.B4" office:value-type="string">
            <text:p text:style-name="P3"><text:bookmark text:name="result_box20"/><text:span text:style-name="T20">Apraksta </text:span><text:span text:style-name="T34">sistēmas </text:span><text:span text:style-name="T20">funkcionalitāti, </text:span><text:span text:style-name="T34">k</text:span><text:span text:style-name="T35">o</text:span><text:span text:style-name="T34"> nodrošina</text:span><text:span text:style-name="T20"> dalībniek</text:span><text:span text:style-name="T35">i - aktieri</text:span><text:span text:style-name="T20">, </text:span><text:span text:style-name="T34">kuru</text:span><text:span text:style-name="T20"> mērķi </text:span><text:span text:style-name="T34">atspoguļoti</text:span><text:span text:style-name="T20"> </text:span><text:span text:style-name="T35">kā </text:span><text:span text:style-name="T20">izmantošanas gadījumi </text:span><text:span text:style-name="T35">ar</text:span><text:span text:style-name="T20"> jebk</text:span><text:span text:style-name="T35">ādām</text:span><text:span text:style-name="T20"> atkarīb</text:span><text:span text:style-name="T35">ām</text:span><text:span text:style-name="T20"> starp tiem </text:span><text:span text:style-name="T35">izmantošanas</text:span><text:span text:style-name="T20"> gadīju</text:span><text:span text:style-name="T35">mos</text:span><text:span text:style-name="T20">.</text:span> </text:p>
          </table:table-cell>
          <table:table-cell table:style-name="Table2.C4" office:value-type="string">
            <text:h text:style-name="P5" text:outline-level="1"><text:span text:style-name="T40">d</text:span>. State Diagram</text:h>
          </table:table-cell>
        </table:table-row>
      </table:table>
      <text:p text:style-name="P11"><text:tab/></text:p>
      <text:p text:style-name="P11"><text:span text:style-name="T20"><text:tab/>Kurš no šiem apgalvojumiem ir patiess/</text:span><text:span text:style-name="T27">nepatiess</text:span><text:span text:style-name="T20">:</text:span> <text:tab/><text:tab/><text:tab/><text:tab/> <text:s text:c="6"/>T/F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03911321988860" text:continue-numbering="true" text:style-name="L1">
              <text:list-item>
                <text:h text:style-name="P38" text:outline-level="1"><text:span text:style-name="Emphasis"><text:span text:style-name="T1"><text:s/></text:span></text:span><text:bookmark text:name="result_box21"/><text:span text:style-name="Emphasis"><text:span text:style-name="T4">Lietošanas gadījumu diagramm</text:span></text:span><text:span text:style-name="Emphasis"><text:span text:style-name="T7">a</text:span></text:span><text:span text:style-name="Emphasis"><text:span text:style-name="T4"> ir Strukturālā UML diagramma.</text:span></text:span><text:span text:style-name="Emphasis"><text:span text:style-name="T1"> </text:span></text:span></text:h>
              </text:list-item>
            </text:list>
          </table:table-cell>
          <table:table-cell table:style-name="Table3.B1" office:value-type="string">
            <text:h text:style-name="P6" text:outline-level="1"/>
          </table:table-cell>
        </table:table-row>
        <table:table-row table:style-name="Table3.1">
          <table:table-cell table:style-name="Table3.A1" office:value-type="string">
            <text:list xml:id="list103910975657462" text:continue-numbering="true" text:style-name="L1">
              <text:list-item>
                <text:h text:style-name="P38" text:outline-level="1"><text:span text:style-name="Emphasis"><text:span text:style-name="T1"><text:s/></text:span></text:span><text:bookmark text:name="result_box22"/><text:span text:style-name="Emphasis"><text:span text:style-name="T4">Kla</text:span></text:span><text:span text:style-name="Emphasis"><text:span text:style-name="T7">šu</text:span></text:span><text:span text:style-name="Emphasis"><text:span text:style-name="T4"> diagramma ir Strukturālā UML diagramma</text:span></text:span><text:span text:style-name="Emphasis"><text:span text:style-name="T1"> .</text:span></text:span></text:h>
              </text:list-item>
            </text:list>
          </table:table-cell>
          <table:table-cell table:style-name="Table3.B1" office:value-type="string">
            <text:h text:style-name="P7" text:outline-level="1"/>
          </table:table-cell>
        </table:table-row>
        <table:table-row table:style-name="Table3.3">
          <table:table-cell table:style-name="Table3.A1" office:value-type="string">
            <text:list xml:id="list103910012458456" text:continue-numbering="true" text:style-name="L1">
              <text:list-item>
                <text:h text:style-name="P35" text:outline-level="1"><text:span text:style-name="T17"><text:s/></text:span><text:bookmark text:name="result_box23"/><text:span text:style-name="T20">Ir tikai 4 veidu UML diagrammas</text:span> </text:h>
              </text:list-item>
            </text:list>
          </table:table-cell>
          <table:table-cell table:style-name="Table3.B3" office:value-type="string">
            <text:h text:style-name="P7" text:outline-level="1"/>
          </table:table-cell>
        </table:table-row>
        <table:table-row table:style-name="Table3.3">
          <table:table-cell table:style-name="Table3.A1" office:value-type="string">
            <text:list xml:id="list103910423473425" text:continue-numbering="true" text:style-name="L1">
              <text:list-item>
                <text:h text:style-name="P36" text:outline-level="1"><text:span text:style-name="T9"><text:s/></text:span><text:bookmark text:name="result_box24"/><text:span text:style-name="T10">Gandrīz vis</text:span><text:span text:style-name="T11">u</text:span><text:span text:style-name="T10">, kas tiek attēlots UML diagramm</text:span><text:span text:style-name="T11">ā</text:span><text:span text:style-name="T10"> var </text:span><text:span text:style-name="T11">pārveidot</text:span><text:span text:style-name="T10"> kod</text:span><text:span text:style-name="T11">ā</text:span><text:span text:style-name="T9"> </text:span></text:h>
              </text:list-item>
            </text:list>
          </table:table-cell>
          <table:table-cell table:style-name="Table3.B3" office:value-type="string">
            <text:h text:style-name="P7" text:outline-level="1"/>
          </table:table-cell>
        </table:table-row>
      </table:table>
      <text:p text:style-name="P33"/>
      <text:list xml:id="list103910530164067" text:continue-numbering="true" text:style-name="L1">
        <text:list-item>
          <text:p text:style-name="P34"><text:soft-page-break/><text:span text:style-name="T12"><text:s/></text:span><text:bookmark text:name="result_box25"/><text:span text:style-name="T14">Attiecības: objekti, var pastāvēt neatkarīgi viens no otra, </text:span><text:span text:style-name="T15">ir</text:span><text:span text:style-name="T14"> :</text:span></text:p>
        </text:list-item>
      </text:list>
      <text:p text:style-name="P26"><text:span text:style-name="T40"><text:tab/>a. </text:span>aggregation</text:p>
      <text:p text:style-name="P23"><text:span text:style-name="T40"><text:tab/>b. </text:span>association</text:p>
      <text:p text:style-name="P23"><text:span text:style-name="T40"><text:tab/>c. </text:span>abstraction</text:p>
      <text:p text:style-name="P23"><text:span text:style-name="T40"><text:tab/>d. </text:span>consumption</text:p>
      <text:list xml:id="list103910738710519" text:continue-numbering="true" text:style-name="L1">
        <text:list-item>
          <text:p text:style-name="P34"><text:span text:style-name="T1"><text:s/></text:span><text:bookmark text:name="result_box26"/><text:span text:style-name="T13">Attiecības starp objektiem ir spēcīga</text:span><text:span text:style-name="T16">s</text:span><text:span text:style-name="T13"> "ir" attiecības, kā vien</text:span><text:span text:style-name="T16">a</text:span><text:span text:style-name="T13"> objekt</text:span><text:span text:style-name="T16">a komponentes</text:span><text:span text:style-name="T13"> pārņ</text:span><text:span text:style-name="T16">e</text:span><text:span text:style-name="T13">m otr</text:span><text:span text:style-name="T16">a objekta komponentes</text:span><text:span text:style-name="T13">.</text:span></text:p>
        </text:list-item>
      </text:list>
      <text:p text:style-name="P22"><text:span text:style-name="T40"><text:tab/>a. </text:span>composition</text:p>
      <text:p text:style-name="P23"><text:span text:style-name="T40"><text:tab/>b. </text:span>aggregation</text:p>
      <text:p text:style-name="P23"><text:span text:style-name="T40"><text:tab/>c. </text:span>consumption</text:p>
      <text:p text:style-name="P23"><text:span text:style-name="T40"><text:tab/>d. </text:span>association</text:p>
      <text:list xml:id="list103910716562753" text:continue-numbering="true" text:style-name="L1">
        <text:list-item>
          <text:p text:style-name="P34"><text:span text:style-name="T1"><text:s/></text:span><text:span text:style-name="T3">A</text:span><text:span text:style-name="T13">ttiecības starp objektiem ir vāja</text:span><text:span text:style-name="T16">s</text:span><text:span text:style-name="T13"> "ir" attiecības, jo vien</text:span><text:span text:style-name="T16">a</text:span><text:span text:style-name="T13"> komponent</text:span><text:span text:style-name="T16">e</text:span><text:span text:style-name="T13"> </text:span><text:span text:style-name="T16">pārdzīvo</text:span><text:span text:style-name="T13"> citu komponent</text:span><text:span text:style-name="T16">i</text:span><text:span text:style-name="T13">.</text:span></text:p>
        </text:list-item>
      </text:list>
      <text:p text:style-name="P22"><text:tab/><text:span text:style-name="T40">a. </text:span>composition</text:p>
      <text:p text:style-name="P23"><text:tab/><text:span text:style-name="T40">b. </text:span>aggregation</text:p>
      <text:p text:style-name="P23"><text:tab/><text:span text:style-name="T40">c. </text:span>consumption</text:p>
      <text:p text:style-name="P23"><text:tab/><text:span text:style-name="T40">d. </text:span>associ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" style:family="paragraph" style:parent-style-name="Caption" style:default-outline-level="1" style:list-style-name="" style:class="extra" style:master-page-name="">
      <style:paragraph-properties fo:margin-left="-0.0098in" fo:margin-right="-0.0098in" fo:margin-top="0in" fo:margin-bottom="0in" style:contextual-spacing="false" fo:text-indent="-0.0098in" style:auto-text-indent="false" style:page-number="auto" fo:background-color="transparent" style:shadow="none" style:vertical-align="middle">
        <style:tab-stops/>
        <style:background-image/>
      </style:paragraph-properties>
      <style:text-properties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Heading1" style:family="paragraph" style:parent-style-name="Standard">
      <style:paragraph-properties fo:margin-top="0.1654in" fo:margin-bottom="0.0827in" style:contextual-spacing="false"/>
    </style:style>
    <style:style style:name="Title1_7e_LT_7e_Gliederung_20_1" style:display-name="Title1~LT~Gliederung 1" style:family="paragraph">
      <style:paragraph-properties fo:margin-left="0in" fo:margin-right="0in" fo:margin-top="0.0764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.6992in"/>
          <style:tab-stop style:position="1.6992in"/>
          <style:tab-stop style:position="2.6992in"/>
          <style:tab-stop style:position="3.6992in"/>
          <style:tab-stop style:position="4.6992in"/>
          <style:tab-stop style:position="5.6992in"/>
          <style:tab-stop style:position="6.6992in"/>
          <style:tab-stop style:position="7.6992in"/>
          <style:tab-stop style:position="8.6992in"/>
          <style:tab-stop style:position="9.6992in"/>
          <style:tab-stop style:position="10.6992in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2pt" fo:font-style="normal" fo:text-shadow="none" style:text-underline-style="none" fo:font-weight="normal" style:letter-kerning="true" style:font-name-asian="Lohit Hindi" style:font-family-asian="'Lohit Hindi'" style:font-pitch-asian="variable" style:font-size-asian="22pt" style:font-style-asian="normal" style:font-weight-asian="normal" style:font-name-complex="Lohit Hindi" style:font-family-complex="'Lohit Hindi'" style:font-pitch-complex="variable" style:font-size-complex="2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693in" fo:margin-bottom="0in" style:contextual-spacing="false">
        <style:tab-stops>
          <style:tab-stop style:position="0.3972in"/>
          <style:tab-stop style:position="1.3972in"/>
          <style:tab-stop style:position="2.3972in"/>
          <style:tab-stop style:position="3.3972in"/>
          <style:tab-stop style:position="4.3972in"/>
          <style:tab-stop style:position="5.3972in"/>
          <style:tab-stop style:position="6.3972in"/>
          <style:tab-stop style:position="7.3972in"/>
          <style:tab-stop style:position="8.3972in"/>
          <style:tab-stop style:position="9.3972in"/>
          <style:tab-stop style:position="10.3972in"/>
        </style:tab-stops>
      </style:paragraph-properties>
      <style:text-properties fo:font-size="20pt" style:font-size-asian="20pt" style:font-size-complex="20pt"/>
    </style:style>
    <style:style style:name="Title1_7e_LT_7e_Gliederung_20_3" style:display-name="Title1~LT~Gliederung 3" style:family="paragraph" style:parent-style-name="Title1_7e_LT_7e_Gliederung_20_2">
      <style:paragraph-properties fo:margin-top="0.0626in" fo:margin-bottom="0in" style:contextual-spacing="false">
        <style:tab-stops>
          <style:tab-stop style:position="0.1161in"/>
          <style:tab-stop style:position="1.1161in"/>
          <style:tab-stop style:position="2.1161in"/>
          <style:tab-stop style:position="3.1161in"/>
          <style:tab-stop style:position="4.1161in"/>
          <style:tab-stop style:position="5.1161in"/>
          <style:tab-stop style:position="6.1161in"/>
          <style:tab-stop style:position="7.1161in"/>
          <style:tab-stop style:position="8.1161in"/>
          <style:tab-stop style:position="9.1161in"/>
          <style:tab-stop style:position="10.1161in"/>
        </style:tab-stops>
      </style:paragraph-properties>
      <style:text-properties fo:font-size="18pt" style:font-size-asian="18pt" style:font-size-complex="18pt"/>
    </style:style>
    <style:style style:name="Title1_7e_LT_7e_Gliederung_20_4" style:display-name="Title1~LT~Gliederung 4" style:family="paragraph" style:parent-style-name="Title1_7e_LT_7e_Gliederung_20_3">
      <style:paragraph-properties fo:margin-top="0.0555in" fo:margin-bottom="0in" style:contextual-spacing="false">
        <style:tab-stops>
          <style:tab-stop style:position="0.8244in"/>
          <style:tab-stop style:position="1.8244in"/>
          <style:tab-stop style:position="2.8244in"/>
          <style:tab-stop style:position="3.8244in"/>
          <style:tab-stop style:position="4.8244in"/>
          <style:tab-stop style:position="5.8244in"/>
          <style:tab-stop style:position="6.8244in"/>
          <style:tab-stop style:position="7.8244in"/>
          <style:tab-stop style:position="8.8244in"/>
          <style:tab-stop style:position="9.8244in"/>
        </style:tab-stops>
      </style:paragraph-properties>
      <style:text-properties fo:font-size="16pt" style:font-size-asian="16pt" style:font-size-complex="16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5138in"/>
          <style:tab-stop style:position="1.5138in"/>
          <style:tab-stop style:position="2.5138in"/>
          <style:tab-stop style:position="3.5138in"/>
          <style:tab-stop style:position="4.5138in"/>
          <style:tab-stop style:position="5.5138in"/>
          <style:tab-stop style:position="6.5138in"/>
          <style:tab-stop style:position="7.5138in"/>
          <style:tab-stop style:position="8.5138in"/>
          <style:tab-stop style:position="9.5138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6600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bold" style:letter-kerning="true" style:font-name-asian="Lohit Hindi" style:font-family-asian="'Lohit Hindi'" style:font-pitch-asian="variable" style:font-size-asian="32pt" style:font-style-asian="normal" style:font-weight-asian="bold" style:font-name-complex="Lohit Hindi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in" fo:margin-bottom="0in" style:contextual-spacing="false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33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2pt" style:font-size-asian="10.5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3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8T09:11:49</meta:creation-date>
    <dc:date>2015-03-25T10:39:09.170449503</dc:date>
    <meta:editing-duration>PT2H3M28S</meta:editing-duration>
    <meta:editing-cycles>6</meta:editing-cycles>
    <meta:generator>LibreOffice/4.2.7.2$Linux_x86 LibreOffice_project/420m0$Build-2</meta:generator>
    <meta:document-statistic meta:table-count="4" meta:image-count="0" meta:object-count="0" meta:page-count="3" meta:paragraph-count="76" meta:word-count="395" meta:character-count="2742" meta:non-whitespace-character-count="2356"/>
  </office:meta>
</office:document-meta>
</file>